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5.79cm" fo:margin-left="1.217cm" table:align="left"/>
    </style:style>
    <style:style style:name="Tabela1.A" style:family="table-column">
      <style:table-column-properties style:column-width="2.096cm"/>
    </style:style>
    <style:style style:name="Tabela1.B" style:family="table-column">
      <style:table-column-properties style:column-width="5.207cm"/>
    </style:style>
    <style:style style:name="Tabela1.C" style:family="table-column">
      <style:table-column-properties style:column-width="8.488cm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5.79cm" fo:margin-left="1.217cm" table:align="left"/>
    </style:style>
    <style:style style:name="Tabela2.A" style:family="table-column">
      <style:table-column-properties style:column-width="2.096cm"/>
    </style:style>
    <style:style style:name="Tabela2.B" style:family="table-column">
      <style:table-column-properties style:column-width="5.207cm"/>
    </style:style>
    <style:style style:name="Tabela2.C" style:family="table-column">
      <style:table-column-properties style:column-width="8.488cm"/>
    </style:style>
    <style:style style:name="Tabe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7.303cm" fo:margin-left="1.217cm" table:align="left"/>
    </style:style>
    <style:style style:name="Tabela4.A" style:family="table-column">
      <style:table-column-properties style:column-width="2.096cm"/>
    </style:style>
    <style:style style:name="Tabela4.B" style:family="table-column">
      <style:table-column-properties style:column-width="5.207cm"/>
    </style:style>
    <style:style style:name="Tabela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5.79cm" fo:margin-left="1.217cm" table:align="left"/>
    </style:style>
    <style:style style:name="Tabela3.A" style:family="table-column">
      <style:table-column-properties style:column-width="2.096cm"/>
    </style:style>
    <style:style style:name="Tabela3.B" style:family="table-column">
      <style:table-column-properties style:column-width="5.207cm"/>
    </style:style>
    <style:style style:name="Tabela3.C" style:family="table-column">
      <style:table-column-properties style:column-width="8.488cm"/>
    </style:style>
    <style:style style:name="Tabe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0pt" fo:language="gl" fo:country="ES" officeooo:rsid="000dd514" officeooo:paragraph-rsid="000dd514" style:font-size-asian="8.75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officeooo:rsid="000dd514" officeooo:paragraph-rsid="000dd514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officeooo:rsid="000dd514" officeooo:paragraph-rsid="000dd5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officeooo:rsid="000dd514" officeooo:paragraph-rsid="000e9b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officeooo:rsid="000dd514" officeooo:paragraph-rsid="000dd5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 style:list-style-name="L1">
      <style:text-properties officeooo:paragraph-rsid="000e9bbe"/>
    </style:style>
    <style:style style:name="P7" style:family="paragraph" style:parent-style-name="Standard" style:list-style-name="L1">
      <style:text-properties style:font-name="Arial" fo:font-size="10pt" fo:language="gl" fo:country="ES" officeooo:rsid="000dd514" officeooo:paragraph-rsid="000dd514" style:font-size-asian="8.75pt" style:font-size-complex="10pt"/>
    </style:style>
    <style:style style:name="P8" style:family="paragraph" style:parent-style-name="Standard" style:list-style-name="L1">
      <style:text-properties style:font-name="Arial" fo:font-size="10pt" fo:language="gl" fo:country="ES" officeooo:rsid="000e9bbe" officeooo:paragraph-rsid="000e9bbe" style:font-size-asian="8.75pt" style:font-size-complex="10pt"/>
    </style:style>
    <style:style style:name="P9" style:family="paragraph" style:parent-style-name="Standard" style:list-style-name="L2">
      <style:text-properties officeooo:rsid="000e9bbe" officeooo:paragraph-rsid="000e9bbe"/>
    </style:style>
    <style:style style:name="P10" style:family="paragraph" style:parent-style-name="Standard">
      <style:text-properties officeooo:paragraph-rsid="000e9b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language="gl" fo:country="ES" style:font-size-asian="8.75pt" style:font-size-complex="10pt"/>
    </style:style>
    <style:style style:name="T3" style:family="text">
      <style:text-properties style:font-name="Arial" fo:font-size="10pt" fo:language="gl" fo:country="ES" officeooo:rsid="000dd514" style:font-size-asian="8.75pt" style:font-size-complex="10pt"/>
    </style:style>
    <style:style style:name="T4" style:family="text">
      <style:text-properties style:font-name="Arial" fo:font-size="10pt" fo:language="gl" fo:country="ES" officeooo:rsid="000e9bbe" style:font-size-asian="8.75pt" style:font-size-complex="10pt"/>
    </style:style>
    <style:style style:name="T5" style:family="text">
      <style:text-properties style:font-name="Arial" fo:font-size="10pt" fo:language="gl" fo:country="ES" fo:font-style="italic" style:font-size-asian="8.75pt" style:font-style-asian="italic" style:font-size-complex="10pt" style:font-style-complex="italic"/>
    </style:style>
    <style:style style:name="T6" style:family="text">
      <style:text-properties style:font-name="Arial" fo:font-size="10pt" fo:language="gl" fo:country="ES" fo:font-style="italic" officeooo:rsid="000e9bbe" style:font-size-asian="8.75pt" style:font-style-asian="italic" style:font-size-complex="10pt" style:font-style-complex="italic"/>
    </style:style>
    <style:style style:name="T7" style:family="text">
      <style:text-properties officeooo:rsid="000e9bb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ción de datos na BD <text:span text:style-name="T1">traballadores</text:span>:</text:p>
      <text:p text:style-name="P1"/>
      <text:list xml:id="list1809454041" text:style-name="L1">
        <text:list-item>
          <text:p text:style-name="P7">Inserta un centros cos seguintes datos: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150640121056">
          <table:table-cell table:style-name="Tabela1.A1" office:value-type="string">
            <text:p text:style-name="P2">cenNumero</text:p>
          </table:table-cell>
          <table:table-cell table:style-name="Tabela1.A1" office:value-type="string">
            <text:p text:style-name="P2">cenNome</text:p>
          </table:table-cell>
          <table:table-cell table:style-name="Tabela1.C1" office:value-type="string">
            <text:p text:style-name="P2">cenEnderezo</text:p>
          </table:table-cell>
        </table:table-row>
        <table:table-row table:style-name="TableLine2150640110720">
          <table:table-cell table:style-name="Tabela1.A2" office:value-type="string">
            <text:p text:style-name="P3">50</text:p>
          </table:table-cell>
          <table:table-cell table:style-name="Tabela1.A2" office:value-type="string">
            <text:p text:style-name="P3">REPOSTOS</text:p>
          </table:table-cell>
          <table:table-cell table:style-name="Tabela1.C2" office:value-type="string">
            <text:p text:style-name="P3">R/ MUROS 25, RIBEIRA</text:p>
          </table:table-cell>
        </table:table-row>
      </table:table>
      <text:list xml:id="list93542024864589" text:continue-numbering="true" text:style-name="L1">
        <text:list-header>
          <text:p text:style-name="P7"/>
        </text:list-header>
        <text:list-item>
          <text:p text:style-name="P7">Usando unha soa sentencia inserta tres centros cos seguintes datos:</text:p>
          <text:p text:style-name="P7"/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2150640106096">
          <table:table-cell table:style-name="Tabela2.A1" office:value-type="string">
            <text:p text:style-name="P3">cenNumero</text:p>
          </table:table-cell>
          <table:table-cell table:style-name="Tabela2.A1" office:value-type="string">
            <text:p text:style-name="P3">cenNome</text:p>
          </table:table-cell>
          <table:table-cell table:style-name="Tabela2.C1" office:value-type="string">
            <text:p text:style-name="P3">cenEnderezo</text:p>
          </table:table-cell>
        </table:table-row>
        <table:table-row table:style-name="TableLine2150640108544">
          <table:table-cell table:style-name="Tabela2.A2" office:value-type="string">
            <text:p text:style-name="P3">60</text:p>
          </table:table-cell>
          <table:table-cell table:style-name="Tabela2.A2" office:value-type="string">
            <text:p text:style-name="P3">RECURSOS HUMANS</text:p>
          </table:table-cell>
          <table:table-cell table:style-name="Tabela2.C2" office:value-type="string">
            <text:p text:style-name="P3">R/ PRIMAVERA 10, RIBEIRA</text:p>
          </table:table-cell>
        </table:table-row>
        <table:table-row table:style-name="TableLine2150640107456">
          <table:table-cell table:style-name="Tabela2.A2" office:value-type="string">
            <text:p text:style-name="P3">70</text:p>
          </table:table-cell>
          <table:table-cell table:style-name="Tabela2.A2" office:value-type="string">
            <text:p text:style-name="P3">SISTEMAS</text:p>
          </table:table-cell>
          <table:table-cell table:style-name="Tabela2.C2" office:value-type="string">
            <text:p text:style-name="P3"/>
          </table:table-cell>
        </table:table-row>
        <table:table-row table:style-name="TableLine2150640114800">
          <table:table-cell table:style-name="Tabela2.A2" office:value-type="string">
            <text:p text:style-name="P3">80</text:p>
          </table:table-cell>
          <table:table-cell table:style-name="Tabela2.A2" office:value-type="string">
            <text:p text:style-name="P3">DESENVOLVEMENTO</text:p>
          </table:table-cell>
          <table:table-cell table:style-name="Tabela2.C2" office:value-type="string">
            <text:p text:style-name="P3">R/ INVERNO 30, RIBEIRA</text:p>
          </table:table-cell>
        </table:table-row>
      </table:table>
      <text:list xml:id="list93541488777907" text:continue-numbering="true" text:style-name="L1">
        <text:list-header>
          <text:p text:style-name="P7"/>
        </text:list-header>
        <text:list-item>
          <text:p text:style-name="P7">Usando unha soa sentencia inserta dous centros cos seguintes datos:</text:p>
          <text:p text:style-name="P7"/>
        </text:list-item>
      </text:list>
      <table:table table:name="Tabela4" table:style-name="Tabela4">
        <table:table-column table:style-name="Tabela4.A"/>
        <table:table-column table:style-name="Tabela4.B"/>
        <table:table-row table:style-name="TableLine2150640108000">
          <table:table-cell table:style-name="Tabela4.A1" office:value-type="string">
            <text:p text:style-name="P3">cenNumero</text:p>
          </table:table-cell>
          <table:table-cell table:style-name="Tabela4.B1" office:value-type="string">
            <text:p text:style-name="P3">cenNome</text:p>
          </table:table-cell>
        </table:table-row>
        <table:table-row table:style-name="TableLine2150640119696">
          <table:table-cell table:style-name="Tabela4.A2" office:value-type="string">
            <text:p text:style-name="P3">100</text:p>
          </table:table-cell>
          <table:table-cell table:style-name="Tabela4.B2" office:value-type="string">
            <text:p text:style-name="P3">COMPRAS</text:p>
          </table:table-cell>
        </table:table-row>
        <table:table-row table:style-name="TableLine2150640121600">
          <table:table-cell table:style-name="Tabela4.A2" office:value-type="string">
            <text:p text:style-name="P3">110</text:p>
          </table:table-cell>
          <table:table-cell table:style-name="Tabela4.B2" office:value-type="string">
            <text:p text:style-name="P3">SISTEMAS</text:p>
          </table:table-cell>
        </table:table-row>
      </table:table>
      <text:list xml:id="list93540707729507" text:continue-numbering="true" text:style-name="L1">
        <text:list-header>
          <text:p text:style-name="P7"/>
        </text:list-header>
        <text:list-item>
          <text:p text:style-name="P7">Usando a cláusula SET inserta un centro cos seguintes datos:</text:p>
          <text:p text:style-name="P7"/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150640111536">
          <table:table-cell table:style-name="Tabela3.A1" office:value-type="string">
            <text:p text:style-name="P2">cenNumero</text:p>
          </table:table-cell>
          <table:table-cell table:style-name="Tabela3.A1" office:value-type="string">
            <text:p text:style-name="P2">cenNome</text:p>
          </table:table-cell>
          <table:table-cell table:style-name="Tabela3.C1" office:value-type="string">
            <text:p text:style-name="P2">cenEnderezo</text:p>
          </table:table-cell>
        </table:table-row>
        <table:table-row table:style-name="TableLine2150640115344">
          <table:table-cell table:style-name="Tabela3.A2" office:value-type="string">
            <text:p text:style-name="P4">1<text:span text:style-name="T7">20</text:span></text:p>
          </table:table-cell>
          <table:table-cell table:style-name="Tabela3.A2" office:value-type="string">
            <text:p text:style-name="P3">REPARACIÓNS</text:p>
          </table:table-cell>
          <table:table-cell table:style-name="Tabela3.C2" office:value-type="string">
            <text:p text:style-name="P3">PRAZA DA CONCORDIA 5, RIBEIRA</text:p>
          </table:table-cell>
        </table:table-row>
      </table:table>
      <text:p text:style-name="P1"/>
      <text:list xml:id="list93540397172401" text:continue-numbering="true" text:style-name="L1">
        <text:list-item>
          <text:p text:style-name="P6"><text:span text:style-name="T3">Usando unha soa sentencia </text:span><text:span text:style-name="T4">e a cláusula SELECT:</text:span><text:span text:style-name="T3"> </text:span></text:p>
          <text:p text:style-name="P8">Para aqueles centros cun número de centro maior que 100 inserta un novo centro cos seus mesmos datos salvo o número, que será o resultado de incrementar en 50 o valor de centro actual.</text:p>
          <text:p text:style-name="P6"><text:span text:style-name="T4">Por exemplo, para o centro 110 inserirase un centro con </text:span><text:span text:style-name="T6">cenNumero</text:span><text:span text:style-name="T4">=110+50=160, e </text:span><text:span text:style-name="T6">cenNome</text:span><text:span text:style-name="T4"> e </text:span><text:span text:style-name="T6">cenEnderezo</text:span><text:span text:style-name="T4"> iguais aos do centro 110.</text:span></text:p>
        </text:list-item>
      </text:list>
      <text:p text:style-name="P10"><text:span text:style-name="T4"/></text:p>
      <text:p text:style-name="P10"><text:span text:style-name="T4"/></text:p>
      <text:p text:style-name="P10"><text:span text:style-name="T4"/></text:p>
      <text:list xml:id="list93540976864822" text:continue-numbering="true" text:style-name="L1">
        <text:list-header>
          <text:p text:style-name="P8"/>
        </text:list-header>
        <text:list-item>
          <text:p text:style-name="P6"><text:span text:style-name="T3">Usando unha soa sentencia </text:span><text:span text:style-name="T4">e a cláusula SELECT:</text:span><text:span text:style-name="T3"> </text:span></text:p>
          <text:p text:style-name="P8">Para aqueles centros que teñan asignado algún departamento inserta un novo centro cos seguintes datos:</text:p>
        </text:list-item>
      </text:list>
      <text:list xml:id="list1255627696" text:style-name="L2">
        <text:list-item>
          <text:list>
            <text:list-item>
              <text:p text:style-name="P9"><text:span text:style-name="T5">cenNumero</text:span><text:span text:style-name="T2"> tomará o do centro orixinal máis 1.</text:span></text:p>
            </text:list-item>
            <text:list-item>
              <text:p text:style-name="P9"><text:span text:style-name="T5">cenNome</text:span><text:span text:style-name="T2"> tomará o do centro orixinal rematado en ‘-2’.</text:span></text:p>
            </text:list-item>
            <text:list-item>
              <text:p text:style-name="P9"><text:span text:style-name="T5">cenEnderezo</text:span><text:span text:style-name="T2"> tomará o valor ‘R/ ROSALÍA DE CASTRO, 25, RIBEIRA’.</text:span></text:p>
            </text:list-item>
          </text:list>
        </text:list-item>
      </text:list>
      <text:list xml:id="list93542023639193" text:continue-list="list93540976864822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n3" style:family="paragraph" style:next-style-name="tx1" style:default-outline-level="" style:list-style-name="WWNum10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1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1" style:family="paragraph" style:default-outline-level="" style:list-style-name="WWNum7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 Narrow" fo:font-family="'Arial Narrow'" style:font-family-generic="roman" style:font-pitch="variable" fo:font-size="8pt" fo:language="gl" fo:country="ES" style:letter-kerning="false" style:font-name-asian="Times New Roman1" style:font-family-asian="'Times New Roman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t1c" style:family="paragraph" style:parent-style-name="tt1" style:default-outline-level="">
      <style:paragraph-properties fo:text-align="center" style:justify-single-word="false"/>
    </style:style>
    <style:style style:name="tt1cn" style:family="paragraph" style:parent-style-name="tt1c" style:default-outline-level="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74" style:display-name="ListLabel 74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7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7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7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8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ListLabel_20_48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9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5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55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84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5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6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88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9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9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9T14:10:40.999000000</meta:creation-date>
    <dc:date>2022-04-19T09:35:39.977000000</dc:date>
    <meta:editing-duration>PT50M9S</meta:editing-duration>
    <meta:editing-cycles>5</meta:editing-cycles>
    <meta:generator>LibreOffice/7.2.0.4$Windows_X86_64 LibreOffice_project/9a9c6381e3f7a62afc1329bd359cc48accb6435b</meta:generator>
    <meta:document-statistic meta:table-count="4" meta:image-count="0" meta:object-count="0" meta:page-count="1" meta:paragraph-count="42" meta:word-count="206" meta:character-count="1236" meta:non-whitespace-character-count="1079"/>
  </office:meta>
</office:document-meta>
</file>